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12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office:value-type="string" calcext:value-type="string">
            <text:p>Midterm 3</text:p>
          </table:table-cell>
          <table:table-cell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3:.H3])" office:value-type="float" office:value="0.907142857142857" calcext:value-type="float">
            <text:p>0.9071428571</text:p>
          </table:table-cell>
          <table:table-cell table:formula="of:=[.I3]" office:value-type="float" office:value="0.907142857142857" calcext:value-type="float">
            <text:p>0.9071428571</text:p>
          </table:table-cell>
          <table:table-cell table:formula="of:=[.J3]" office:value-type="float" office:value="0.907142857142857" calcext:value-type="float">
            <text:p>0.9071428571</text:p>
          </table:table-cell>
          <table:table-cell table:formula="of:=[.K3]" office:value-type="float" office:value="0.907142857142857" calcext:value-type="float">
            <text:p>0.9071428571</text:p>
          </table:table-cell>
          <table:table-cell table:formula="of:=[.L3]" office:value-type="float" office:value="0.907142857142857" calcext:value-type="float">
            <text:p>0.9071428571</text:p>
          </table:table-cell>
          <table:table-cell table:formula="of:=[.M3]" office:value-type="float" office:value="0.907142857142857" calcext:value-type="float">
            <text:p>0.907142857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[.P3]" office:value-type="float" office:value="0.944444444444444" calcext:value-type="float">
            <text:p>0.9444444444</text:p>
          </table:table-cell>
          <table:table-cell table:formula="of:=[.Q3]" office:value-type="float" office:value="0.944444444444444" calcext:value-type="float">
            <text:p>0.9444444444</text:p>
          </table:table-cell>
          <table:table-cell office:value-type="float" office:value="1" calcext:value-type="float">
            <text:p>1</text:p>
          </table:table-cell>
          <table:table-cell table:formula="of:=[.R3]" office:value-type="float" office:value="0.944444444444444" calcext:value-type="float">
            <text:p>0.94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N3])*0.2+[.O3]*0.1+[.P3]*0.1+[.Q3]*0.1+[.R3]*0.1+[.S3]*0.1+[.T3]*0.15+AVERAGE([.U3:.AG3])*0.15" office:value-type="float" office:value="0.911428571428571" calcext:value-type="float">
            <text:p>0.9114285714</text:p>
          </table:table-cell>
          <table:table-cell office:value-type="string" calcext:value-type="string">
            <text:p>Springer (20544908)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4:.H4])" office:value-type="float" office:value="0.69047619047619" calcext:value-type="float">
            <text:p>0.6904761905</text:p>
          </table:table-cell>
          <table:table-cell table:formula="of:=[.I4]" office:value-type="float" office:value="0.69047619047619" calcext:value-type="float">
            <text:p>0.6904761905</text:p>
          </table:table-cell>
          <table:table-cell table:formula="of:=[.J4]" office:value-type="float" office:value="0.69047619047619" calcext:value-type="float">
            <text:p>0.6904761905</text:p>
          </table:table-cell>
          <table:table-cell table:formula="of:=[.K4]" office:value-type="float" office:value="0.69047619047619" calcext:value-type="float">
            <text:p>0.6904761905</text:p>
          </table:table-cell>
          <table:table-cell table:formula="of:=[.L4]" office:value-type="float" office:value="0.69047619047619" calcext:value-type="float">
            <text:p>0.6904761905</text:p>
          </table:table-cell>
          <table:table-cell table:formula="of:=[.M4]" office:value-type="float" office:value="0.69047619047619" calcext:value-type="float">
            <text:p>0.6904761905</text:p>
          </table:table-cell>
          <table:table-cell table:formula="of:=3/10" office:value-type="float" office:value="0.3" calcext:value-type="float">
            <text:p>0.3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4]" office:value-type="float" office:value="0.777777777777778" calcext:value-type="float">
            <text:p>0.7777777778</text:p>
          </table:table-cell>
          <table:table-cell table:formula="of:=[.Q4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4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N4])*0.2+[.O4]*0.1+[.P4]*0.1+[.Q4]*0.1+[.R4]*0.1+[.S4]*0.1+[.T4]*0.15+AVERAGE([.U4:.AG4])*0.15" office:value-type="float" office:value="0.768095238095238" calcext:value-type="float">
            <text:p>0.7680952381</text:p>
          </table:table-cell>
          <table:table-cell office:value-type="string" calcext:value-type="string">
            <text:p>Condon (20514528)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5:.H5])" office:value-type="float" office:value="0.75" calcext:value-type="float">
            <text:p>0.75</text:p>
          </table:table-cell>
          <table:table-cell table:formula="of:=[.I5]" office:value-type="float" office:value="0.75" calcext:value-type="float">
            <text:p>0.75</text:p>
          </table:table-cell>
          <table:table-cell table:formula="of:=[.J5]" office:value-type="float" office:value="0.75" calcext:value-type="float">
            <text:p>0.75</text:p>
          </table:table-cell>
          <table:table-cell table:formula="of:=[.K5]" office:value-type="float" office:value="0.75" calcext:value-type="float">
            <text:p>0.75</text:p>
          </table:table-cell>
          <table:table-cell table:formula="of:=[.L5]" office:value-type="float" office:value="0.75" calcext:value-type="float">
            <text:p>0.75</text:p>
          </table:table-cell>
          <table:table-cell table:formula="of:=[.M5]" office:value-type="float" office:value="0.75" calcext:value-type="float">
            <text:p>0.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5]" office:value-type="float" office:value="0.888888888888889" calcext:value-type="float">
            <text:p>0.8888888889</text:p>
          </table:table-cell>
          <table:table-cell table:formula="of:=[.Q5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5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N5])*0.2+[.O5]*0.1+[.P5]*0.1+[.Q5]*0.1+[.R5]*0.1+[.S5]*0.1+[.T5]*0.15+AVERAGE([.U5:.AG5])*0.15" office:value-type="float" office:value="0.875" calcext:value-type="float">
            <text:p>0.875</text:p>
          </table:table-cell>
          <table:table-cell office:value-type="string" calcext:value-type="string">
            <text:p>Palacio (20495983)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6:.H6])" office:value-type="float" office:value="0.854761904761905" calcext:value-type="float">
            <text:p>0.8547619048</text:p>
          </table:table-cell>
          <table:table-cell table:formula="of:=[.I6]" office:value-type="float" office:value="0.854761904761905" calcext:value-type="float">
            <text:p>0.8547619048</text:p>
          </table:table-cell>
          <table:table-cell table:formula="of:=[.J6]" office:value-type="float" office:value="0.854761904761905" calcext:value-type="float">
            <text:p>0.8547619048</text:p>
          </table:table-cell>
          <table:table-cell table:formula="of:=[.K6]" office:value-type="float" office:value="0.854761904761905" calcext:value-type="float">
            <text:p>0.8547619048</text:p>
          </table:table-cell>
          <table:table-cell table:formula="of:=[.L6]" office:value-type="float" office:value="0.854761904761905" calcext:value-type="float">
            <text:p>0.8547619048</text:p>
          </table:table-cell>
          <table:table-cell table:formula="of:=[.M6]" office:value-type="float" office:value="0.854761904761905" calcext:value-type="float">
            <text:p>0.8547619048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6]" office:value-type="float" office:value="0.777777777777778" calcext:value-type="float">
            <text:p>0.7777777778</text:p>
          </table:table-cell>
          <table:table-cell table:formula="of:=[.Q6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6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N6])*0.2+[.O6]*0.1+[.P6]*0.1+[.Q6]*0.1+[.R6]*0.1+[.S6]*0.1+[.T6]*0.15+AVERAGE([.U6:.AG6])*0.15" office:value-type="float" office:value="0.840952380952381" calcext:value-type="float">
            <text:p>0.840952381</text:p>
          </table:table-cell>
          <table:table-cell office:value-type="string" calcext:value-type="string">
            <text:p>Oaker (20495983)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B7:.H7])" office:value-type="float" office:value="0.888" calcext:value-type="float">
            <text:p>0.888</text:p>
          </table:table-cell>
          <table:table-cell table:formula="of:=[.I7]" office:value-type="float" office:value="0.888" calcext:value-type="float">
            <text:p>0.888</text:p>
          </table:table-cell>
          <table:table-cell table:formula="of:=[.J7]" office:value-type="float" office:value="0.888" calcext:value-type="float">
            <text:p>0.888</text:p>
          </table:table-cell>
          <table:table-cell table:formula="of:=[.K7]" office:value-type="float" office:value="0.888" calcext:value-type="float">
            <text:p>0.888</text:p>
          </table:table-cell>
          <table:table-cell table:formula="of:=[.L7]" office:value-type="float" office:value="0.888" calcext:value-type="float">
            <text:p>0.888</text:p>
          </table:table-cell>
          <table:table-cell table:formula="of:=[.M7]" office:value-type="float" office:value="0.888" calcext:value-type="float">
            <text:p>0.888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[.P7]" office:value-type="float" office:value="0.694444444444444" calcext:value-type="float">
            <text:p>0.6944444444</text:p>
          </table:table-cell>
          <table:table-cell table:formula="of:=[.Q7]" office:value-type="float" office:value="0.694444444444444" calcext:value-type="float">
            <text:p>0.6944444444</text:p>
          </table:table-cell>
          <table:table-cell office:value-type="float" office:value="1" calcext:value-type="float">
            <text:p>1</text:p>
          </table:table-cell>
          <table:table-cell table:formula="of:=[.R7]" office:value-type="float" office:value="0.694444444444444" calcext:value-type="float">
            <text:p>0.69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N7])*0.2+[.O7]*0.1+[.P7]*0.1+[.Q7]*0.1+[.R7]*0.1+[.S7]*0.1+[.T7]*0.15+AVERAGE([.U7:.AG7])*0.15" office:value-type="float" office:value="0.8051" calcext:value-type="float">
            <text:p>0.8051</text:p>
          </table:table-cell>
          <table:table-cell office:value-type="string" calcext:value-type="string">
            <text:p>Perez (20485992)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B8:.H8])" office:value-type="float" office:value="0.876285714285714" calcext:value-type="float">
            <text:p>0.8762857143</text:p>
          </table:table-cell>
          <table:table-cell table:formula="of:=[.I8]" office:value-type="float" office:value="0.876285714285714" calcext:value-type="float">
            <text:p>0.8762857143</text:p>
          </table:table-cell>
          <table:table-cell table:formula="of:=[.J8]" office:value-type="float" office:value="0.876285714285714" calcext:value-type="float">
            <text:p>0.8762857143</text:p>
          </table:table-cell>
          <table:table-cell table:formula="of:=[.K8]" office:value-type="float" office:value="0.876285714285714" calcext:value-type="float">
            <text:p>0.8762857143</text:p>
          </table:table-cell>
          <table:table-cell table:formula="of:=[.L8]" office:value-type="float" office:value="0.876285714285714" calcext:value-type="float">
            <text:p>0.8762857143</text:p>
          </table:table-cell>
          <table:table-cell table:formula="of:=[.M8]" office:value-type="float" office:value="0.876285714285714" calcext:value-type="float">
            <text:p>0.8762857143</text:p>
          </table:table-cell>
          <table:table-cell table:formula="of:=5/10" office:value-type="float" office:value="0.5" calcext:value-type="float">
            <text:p>0.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8]" office:value-type="float" office:value="0.777777777777778" calcext:value-type="float">
            <text:p>0.7777777778</text:p>
          </table:table-cell>
          <table:table-cell table:formula="of:=[.Q8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8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N8])*0.2+[.O8]*0.1+[.P8]*0.1+[.Q8]*0.1+[.R8]*0.1+[.S8]*0.1+[.T8]*0.15+AVERAGE([.U8:.AG8])*0.15" office:value-type="float" office:value="0.825257142857143" calcext:value-type="float">
            <text:p>0.8252571429</text:p>
          </table:table-cell>
          <table:table-cell office:value-type="string" calcext:value-type="string">
            <text:p>Castillo (20497026)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9:.H9])" office:value-type="float" office:value="0.811904761904762" calcext:value-type="float">
            <text:p>0.8119047619</text:p>
          </table:table-cell>
          <table:table-cell table:formula="of:=[.I9]" office:value-type="float" office:value="0.811904761904762" calcext:value-type="float">
            <text:p>0.8119047619</text:p>
          </table:table-cell>
          <table:table-cell table:formula="of:=[.J9]" office:value-type="float" office:value="0.811904761904762" calcext:value-type="float">
            <text:p>0.8119047619</text:p>
          </table:table-cell>
          <table:table-cell table:formula="of:=[.K9]" office:value-type="float" office:value="0.811904761904762" calcext:value-type="float">
            <text:p>0.8119047619</text:p>
          </table:table-cell>
          <table:table-cell table:formula="of:=[.L9]" office:value-type="float" office:value="0.811904761904762" calcext:value-type="float">
            <text:p>0.8119047619</text:p>
          </table:table-cell>
          <table:table-cell table:formula="of:=[.M9]" office:value-type="float" office:value="0.811904761904762" calcext:value-type="float">
            <text:p>0.8119047619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9]" office:value-type="float" office:value="0.888888888888889" calcext:value-type="float">
            <text:p>0.8888888889</text:p>
          </table:table-cell>
          <table:table-cell table:formula="of:=[.Q9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9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N9])*0.2+[.O9]*0.1+[.P9]*0.1+[.Q9]*0.1+[.R9]*0.1+[.S9]*0.1+[.T9]*0.15+AVERAGE([.U9:.AG9])*0.15" office:value-type="float" office:value="0.867380952380952" calcext:value-type="float">
            <text:p>0.8673809524</text:p>
          </table:table-cell>
          <table:table-cell office:value-type="string" calcext:value-type="string">
            <text:p>Washington (20504641)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10:.H10])" office:value-type="float" office:value="0.668952380952381" calcext:value-type="float">
            <text:p>0.668952381</text:p>
          </table:table-cell>
          <table:table-cell table:formula="of:=[.I10]" office:value-type="float" office:value="0.668952380952381" calcext:value-type="float">
            <text:p>0.668952381</text:p>
          </table:table-cell>
          <table:table-cell table:formula="of:=[.J10]" office:value-type="float" office:value="0.668952380952381" calcext:value-type="float">
            <text:p>0.668952381</text:p>
          </table:table-cell>
          <table:table-cell table:formula="of:=[.K10]" office:value-type="float" office:value="0.668952380952381" calcext:value-type="float">
            <text:p>0.668952381</text:p>
          </table:table-cell>
          <table:table-cell table:formula="of:=[.L10]" office:value-type="float" office:value="0.668952380952381" calcext:value-type="float">
            <text:p>0.668952381</text:p>
          </table:table-cell>
          <table:table-cell table:formula="of:=[.M10]" office:value-type="float" office:value="0.668952380952381" calcext:value-type="float">
            <text:p>0.668952381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[.P10]" office:value-type="float" office:value="0.833333333333333" calcext:value-type="float">
            <text:p>0.8333333333</text:p>
          </table:table-cell>
          <table:table-cell table:formula="of:=[.Q10]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[.R10]" office:value-type="float" office:value="0.833333333333333" calcext:value-type="float">
            <text:p>0.8333333333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N10])*0.2+[.O10]*0.1+[.P10]*0.1+[.Q10]*0.1+[.R10]*0.1+[.S10]*0.1+[.T10]*0.15+AVERAGE([.U10:.AG10])*0.15" office:value-type="float" office:value="0.808790476190476" calcext:value-type="float">
            <text:p>0.8087904762</text:p>
          </table:table-cell>
          <table:table-cell office:value-type="string" calcext:value-type="string">
            <text:p>Telles (20590968)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B11:.H11])" office:value-type="float" office:value="0.765380952380952" calcext:value-type="float">
            <text:p>0.7653809524</text:p>
          </table:table-cell>
          <table:table-cell table:formula="of:=[.I11]" office:value-type="float" office:value="0.765380952380952" calcext:value-type="float">
            <text:p>0.7653809524</text:p>
          </table:table-cell>
          <table:table-cell table:formula="of:=[.J11]" office:value-type="float" office:value="0.765380952380952" calcext:value-type="float">
            <text:p>0.7653809524</text:p>
          </table:table-cell>
          <table:table-cell table:formula="of:=[.K11]" office:value-type="float" office:value="0.765380952380952" calcext:value-type="float">
            <text:p>0.7653809524</text:p>
          </table:table-cell>
          <table:table-cell table:formula="of:=[.L11]" office:value-type="float" office:value="0.765380952380952" calcext:value-type="float">
            <text:p>0.7653809524</text:p>
          </table:table-cell>
          <table:table-cell table:formula="of:=[.M11]" office:value-type="float" office:value="0.765380952380952" calcext:value-type="float">
            <text:p>0.7653809524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11]" office:value-type="float" office:value="0.888888888888889" calcext:value-type="float">
            <text:p>0.8888888889</text:p>
          </table:table-cell>
          <table:table-cell table:formula="of:=[.Q11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11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N11])*0.2+[.O11]*0.1+[.P11]*0.1+[.Q11]*0.1+[.R11]*0.1+[.S11]*0.1+[.T11]*0.15+AVERAGE([.U11:.AG11])*0.15" office:value-type="float" office:value="0.868076190476191" calcext:value-type="float">
            <text:p>0.8680761905</text:p>
          </table:table-cell>
          <table:table-cell office:value-type="string" calcext:value-type="string">
            <text:p>Mulrooney (20539107)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12:.H12])" office:value-type="float" office:value="0.714190476190476" calcext:value-type="float">
            <text:p>0.7141904762</text:p>
          </table:table-cell>
          <table:table-cell table:formula="of:=[.I12]" office:value-type="float" office:value="0.714190476190476" calcext:value-type="float">
            <text:p>0.7141904762</text:p>
          </table:table-cell>
          <table:table-cell table:formula="of:=[.J12]" office:value-type="float" office:value="0.714190476190476" calcext:value-type="float">
            <text:p>0.7141904762</text:p>
          </table:table-cell>
          <table:table-cell table:formula="of:=[.K12]" office:value-type="float" office:value="0.714190476190476" calcext:value-type="float">
            <text:p>0.7141904762</text:p>
          </table:table-cell>
          <table:table-cell table:formula="of:=[.L12]" office:value-type="float" office:value="0.714190476190476" calcext:value-type="float">
            <text:p>0.7141904762</text:p>
          </table:table-cell>
          <table:table-cell table:formula="of:=[.M12]" office:value-type="float" office:value="0.714190476190476" calcext:value-type="float">
            <text:p>0.7141904762</text:p>
          </table:table-cell>
          <table:table-cell table:formula="of:=6/10" office:value-type="float" office:value="0.6" calcext:value-type="float">
            <text:p>0.6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[.P12]" office:value-type="float" office:value="0.638888888888889" calcext:value-type="float">
            <text:p>0.6388888889</text:p>
          </table:table-cell>
          <table:table-cell table:formula="of:=[.Q12]" office:value-type="float" office:value="0.638888888888889" calcext:value-type="float">
            <text:p>0.6388888889</text:p>
          </table:table-cell>
          <table:table-cell office:value-type="float" office:value="1" calcext:value-type="float">
            <text:p>1</text:p>
          </table:table-cell>
          <table:table-cell table:formula="of:=[.R12]" office:value-type="float" office:value="0.638888888888889" calcext:value-type="float">
            <text:p>0.63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N12])*0.2+[.O12]*0.1+[.P12]*0.1+[.Q12]*0.1+[.R12]*0.1+[.S12]*0.1+[.T12]*0.15+AVERAGE([.U12:.AG12])*0.15" office:value-type="float" office:value="0.740338095238095" calcext:value-type="float">
            <text:p>0.7403380952</text:p>
          </table:table-cell>
          <table:table-cell office:value-type="string" calcext:value-type="string">
            <text:p>Wertz (20470351)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3:.H13])" office:value-type="float" office:value="0.95" calcext:value-type="float">
            <text:p>0.95</text:p>
          </table:table-cell>
          <table:table-cell table:formula="of:=[.I13]" office:value-type="float" office:value="0.95" calcext:value-type="float">
            <text:p>0.95</text:p>
          </table:table-cell>
          <table:table-cell table:formula="of:=[.J13]" office:value-type="float" office:value="0.95" calcext:value-type="float">
            <text:p>0.95</text:p>
          </table:table-cell>
          <table:table-cell table:formula="of:=[.K13]" office:value-type="float" office:value="0.95" calcext:value-type="float">
            <text:p>0.95</text:p>
          </table:table-cell>
          <table:table-cell table:formula="of:=[.L13]" office:value-type="float" office:value="0.95" calcext:value-type="float">
            <text:p>0.95</text:p>
          </table:table-cell>
          <table:table-cell table:formula="of:=[.M13]" office:value-type="float" office:value="0.95" calcext:value-type="float">
            <text:p>0.95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[.P13]" office:value-type="float" office:value="0.888888888888889" calcext:value-type="float">
            <text:p>0.8888888889</text:p>
          </table:table-cell>
          <table:table-cell table:formula="of:=[.Q13]" office:value-type="float" office:value="0.888888888888889" calcext:value-type="float">
            <text:p>0.8888888889</text:p>
          </table:table-cell>
          <table:table-cell office:value-type="float" office:value="1" calcext:value-type="float">
            <text:p>1</text:p>
          </table:table-cell>
          <table:table-cell table:formula="of:=[.R13]" office:value-type="float" office:value="0.888888888888889" calcext:value-type="float">
            <text:p>0.88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N13])*0.2+[.O13]*0.1+[.P13]*0.1+[.Q13]*0.1+[.R13]*0.1+[.S13]*0.1+[.T13]*0.15+AVERAGE([.U13:.AG13])*0.15" office:value-type="float" office:value="0.895" calcext:value-type="float">
            <text:p>0.895</text:p>
          </table:table-cell>
          <table:table-cell office:value-type="string" calcext:value-type="string">
            <text:p>Gabela (20487067)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4:.H14])" office:value-type="float" office:value="0.985714285714286" calcext:value-type="float">
            <text:p>0.9857142857</text:p>
          </table:table-cell>
          <table:table-cell table:formula="of:=[.I14]" office:value-type="float" office:value="0.985714285714286" calcext:value-type="float">
            <text:p>0.9857142857</text:p>
          </table:table-cell>
          <table:table-cell table:formula="of:=[.J14]" office:value-type="float" office:value="0.985714285714286" calcext:value-type="float">
            <text:p>0.9857142857</text:p>
          </table:table-cell>
          <table:table-cell table:formula="of:=[.K14]" office:value-type="float" office:value="0.985714285714286" calcext:value-type="float">
            <text:p>0.9857142857</text:p>
          </table:table-cell>
          <table:table-cell table:formula="of:=[.L14]" office:value-type="float" office:value="0.985714285714286" calcext:value-type="float">
            <text:p>0.9857142857</text:p>
          </table:table-cell>
          <table:table-cell table:formula="of:=[.M14]" office:value-type="float" office:value="0.985714285714286" calcext:value-type="float">
            <text:p>0.9857142857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14]" office:value-type="float" office:value="0.777777777777778" calcext:value-type="float">
            <text:p>0.7777777778</text:p>
          </table:table-cell>
          <table:table-cell table:formula="of:=[.Q14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14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N14])*0.2+[.O14]*0.1+[.P14]*0.1+[.Q14]*0.1+[.R14]*0.1+[.S14]*0.1+[.T14]*0.15+AVERAGE([.U14:.AG14])*0.15" office:value-type="float" office:value="0.842142857142857" calcext:value-type="float">
            <text:p>0.8421428571</text:p>
          </table:table-cell>
          <table:table-cell office:value-type="string" calcext:value-type="string">
            <text:p>Leon (20545073)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15:.H15])" office:value-type="float" office:value="0.514285714285714" calcext:value-type="float">
            <text:p>0.5142857143</text:p>
          </table:table-cell>
          <table:table-cell table:formula="of:=[.I15]" office:value-type="float" office:value="0.514285714285714" calcext:value-type="float">
            <text:p>0.5142857143</text:p>
          </table:table-cell>
          <table:table-cell table:formula="of:=[.J15]" office:value-type="float" office:value="0.514285714285714" calcext:value-type="float">
            <text:p>0.5142857143</text:p>
          </table:table-cell>
          <table:table-cell table:formula="of:=[.K15]" office:value-type="float" office:value="0.514285714285714" calcext:value-type="float">
            <text:p>0.5142857143</text:p>
          </table:table-cell>
          <table:table-cell table:formula="of:=[.L15]" office:value-type="float" office:value="0.514285714285714" calcext:value-type="float">
            <text:p>0.5142857143</text:p>
          </table:table-cell>
          <table:table-cell table:formula="of:=[.M15]" office:value-type="float" office:value="0.514285714285714" calcext:value-type="float">
            <text:p>0.5142857143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[.P15]" office:value-type="float" office:value="0.666666666666667" calcext:value-type="float">
            <text:p>0.6666666667</text:p>
          </table:table-cell>
          <table:table-cell table:formula="of:=[.Q15]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[.R15]" office:value-type="float" office:value="0.666666666666667" calcext:value-type="float">
            <text:p>0.6666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N15])*0.2+[.O15]*0.1+[.P15]*0.1+[.Q15]*0.1+[.R15]*0.1+[.S15]*0.1+[.T15]*0.15+AVERAGE([.U15:.AG15])*0.15" office:value-type="float" office:value="0.737857142857143" calcext:value-type="float">
            <text:p>0.7378571429</text:p>
          </table:table-cell>
          <table:table-cell office:value-type="string" calcext:value-type="string">
            <text:p>Choe (20580881)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6:.H16])" office:value-type="float" office:value="0.733428571428571" calcext:value-type="float">
            <text:p>0.7334285714</text:p>
          </table:table-cell>
          <table:table-cell table:formula="of:=[.I16]" office:value-type="float" office:value="0.733428571428571" calcext:value-type="float">
            <text:p>0.7334285714</text:p>
          </table:table-cell>
          <table:table-cell table:formula="of:=[.J16]" office:value-type="float" office:value="0.733428571428571" calcext:value-type="float">
            <text:p>0.7334285714</text:p>
          </table:table-cell>
          <table:table-cell table:formula="of:=[.K16]" office:value-type="float" office:value="0.733428571428571" calcext:value-type="float">
            <text:p>0.7334285714</text:p>
          </table:table-cell>
          <table:table-cell table:formula="of:=[.L16]" office:value-type="float" office:value="0.733428571428571" calcext:value-type="float">
            <text:p>0.7334285714</text:p>
          </table:table-cell>
          <table:table-cell table:formula="of:=[.M16]" office:value-type="float" office:value="0.733428571428571" calcext:value-type="float">
            <text:p>0.7334285714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[.P16]" office:value-type="float" office:value="0.638888888888889" calcext:value-type="float">
            <text:p>0.6388888889</text:p>
          </table:table-cell>
          <table:table-cell table:formula="of:=[.Q16]" office:value-type="float" office:value="0.638888888888889" calcext:value-type="float">
            <text:p>0.6388888889</text:p>
          </table:table-cell>
          <table:table-cell office:value-type="float" office:value="1" calcext:value-type="float">
            <text:p>1</text:p>
          </table:table-cell>
          <table:table-cell table:formula="of:=[.R16]" office:value-type="float" office:value="0.638888888888889" calcext:value-type="float">
            <text:p>0.63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N16])*0.2+[.O16]*0.1+[.P16]*0.1+[.Q16]*0.1+[.R16]*0.1+[.S16]*0.1+[.T16]*0.15+AVERAGE([.U16:.AG16])*0.15" office:value-type="float" office:value="0.729185714285714" calcext:value-type="float">
            <text:p>0.7291857143</text:p>
          </table:table-cell>
          <table:table-cell office:value-type="string" calcext:value-type="string">
            <text:p>Castanos (20480929)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AVERAGE([.B17:.H17])" office:value-type="float" office:value="0.873714285714286" calcext:value-type="float">
            <text:p>0.8737142857</text:p>
          </table:table-cell>
          <table:table-cell table:formula="of:=[.I17]" office:value-type="float" office:value="0.873714285714286" calcext:value-type="float">
            <text:p>0.8737142857</text:p>
          </table:table-cell>
          <table:table-cell table:formula="of:=[.J17]" office:value-type="float" office:value="0.873714285714286" calcext:value-type="float">
            <text:p>0.8737142857</text:p>
          </table:table-cell>
          <table:table-cell table:formula="of:=[.K17]" office:value-type="float" office:value="0.873714285714286" calcext:value-type="float">
            <text:p>0.8737142857</text:p>
          </table:table-cell>
          <table:table-cell table:formula="of:=[.L17]" office:value-type="float" office:value="0.873714285714286" calcext:value-type="float">
            <text:p>0.8737142857</text:p>
          </table:table-cell>
          <table:table-cell table:formula="of:=[.M17]" office:value-type="float" office:value="0.873714285714286" calcext:value-type="float">
            <text:p>0.8737142857</text:p>
          </table:table-cell>
          <table:table-cell table:formula="of:=7/10" office:value-type="float" office:value="0.7" calcext:value-type="float">
            <text:p>0.7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[.P17]" office:value-type="float" office:value="0.944444444444444" calcext:value-type="float">
            <text:p>0.9444444444</text:p>
          </table:table-cell>
          <table:table-cell table:formula="of:=[.Q17]" office:value-type="float" office:value="0.944444444444444" calcext:value-type="float">
            <text:p>0.9444444444</text:p>
          </table:table-cell>
          <table:table-cell office:value-type="float" office:value="1" calcext:value-type="float">
            <text:p>1</text:p>
          </table:table-cell>
          <table:table-cell table:formula="of:=[.R17]" office:value-type="float" office:value="0.944444444444444" calcext:value-type="float">
            <text:p>0.94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N17])*0.2+[.O17]*0.1+[.P17]*0.1+[.Q17]*0.1+[.R17]*0.1+[.S17]*0.1+[.T17]*0.15+AVERAGE([.U17:.AG17])*0.15" office:value-type="float" office:value="0.919742857142857" calcext:value-type="float">
            <text:p>0.9197428571</text:p>
          </table:table-cell>
          <table:table-cell office:value-type="string" calcext:value-type="string">
            <text:p>Agajanian (20483558)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18:.H18])" office:value-type="float" office:value="0.828571428571429" calcext:value-type="float">
            <text:p>0.8285714286</text:p>
          </table:table-cell>
          <table:table-cell table:formula="of:=[.I18]" office:value-type="float" office:value="0.828571428571429" calcext:value-type="float">
            <text:p>0.8285714286</text:p>
          </table:table-cell>
          <table:table-cell table:formula="of:=[.J18]" office:value-type="float" office:value="0.828571428571429" calcext:value-type="float">
            <text:p>0.8285714286</text:p>
          </table:table-cell>
          <table:table-cell table:formula="of:=[.K18]" office:value-type="float" office:value="0.828571428571429" calcext:value-type="float">
            <text:p>0.8285714286</text:p>
          </table:table-cell>
          <table:table-cell table:formula="of:=[.L18]" office:value-type="float" office:value="0.828571428571429" calcext:value-type="float">
            <text:p>0.8285714286</text:p>
          </table:table-cell>
          <table:table-cell table:formula="of:=[.M18]" office:value-type="float" office:value="0.828571428571429" calcext:value-type="float">
            <text:p>0.8285714286</text:p>
          </table:table-cell>
          <table:table-cell table:formula="of:=1/10" office:value-type="float" office:value="0.1" calcext:value-type="float">
            <text:p>0.1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[.Q18]" office:value-type="float" office:value="0.979166666666667" calcext:value-type="float">
            <text:p>0.9791666667</text:p>
          </table:table-cell>
          <table:table-cell office:value-type="float" office:value="1" calcext:value-type="float">
            <text:p>1</text:p>
          </table:table-cell>
          <table:table-cell table:formula="of:=[.R18]" office:value-type="float" office:value="0.979166666666667" calcext:value-type="float">
            <text:p>0.9791666667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N18])*0.2+[.O18]*0.1+[.P18]*0.1+[.Q18]*0.1+[.R18]*0.1+[.S18]*0.1+[.T18]*0.15+AVERAGE([.U18:.AG18])*0.15" office:value-type="float" office:value="0.835089285714286" calcext:value-type="float">
            <text:p>0.8350892857</text:p>
          </table:table-cell>
          <table:table-cell office:value-type="string" calcext:value-type="string">
            <text:p>Ramos (20441197)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19:.H19])" office:value-type="float" office:value="0.514190476190476" calcext:value-type="float">
            <text:p>0.5141904762</text:p>
          </table:table-cell>
          <table:table-cell table:formula="of:=[.I19]" office:value-type="float" office:value="0.514190476190476" calcext:value-type="float">
            <text:p>0.5141904762</text:p>
          </table:table-cell>
          <table:table-cell table:formula="of:=[.J19]" office:value-type="float" office:value="0.514190476190476" calcext:value-type="float">
            <text:p>0.5141904762</text:p>
          </table:table-cell>
          <table:table-cell table:formula="of:=[.K19]" office:value-type="float" office:value="0.514190476190476" calcext:value-type="float">
            <text:p>0.5141904762</text:p>
          </table:table-cell>
          <table:table-cell table:formula="of:=[.L19]" office:value-type="float" office:value="0.514190476190476" calcext:value-type="float">
            <text:p>0.5141904762</text:p>
          </table:table-cell>
          <table:table-cell table:formula="of:=[.M19]" office:value-type="float" office:value="0.514190476190476" calcext:value-type="float">
            <text:p>0.5141904762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[.P19]" office:value-type="float" office:value="0.777777777777778" calcext:value-type="float">
            <text:p>0.7777777778</text:p>
          </table:table-cell>
          <table:table-cell table:formula="of:=[.Q19]" office:value-type="float" office:value="0.777777777777778" calcext:value-type="float">
            <text:p>0.7777777778</text:p>
          </table:table-cell>
          <table:table-cell office:value-type="float" office:value="1" calcext:value-type="float">
            <text:p>1</text:p>
          </table:table-cell>
          <table:table-cell table:formula="of:=[.R19]" office:value-type="float" office:value="0.777777777777778" calcext:value-type="float">
            <text:p>0.7777777778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N19])*0.2+[.O19]*0.1+[.P19]*0.1+[.Q19]*0.1+[.R19]*0.1+[.S19]*0.1+[.T19]*0.15+AVERAGE([.U19:.AG19])*0.15" office:value-type="float" office:value="0.737838095238095" calcext:value-type="float">
            <text:p>0.7378380952</text:p>
          </table:table-cell>
          <table:table-cell office:value-type="string" calcext:value-type="string">
            <text:p>Littaua (20501122)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20:.H20])" office:value-type="float" office:value="0.959523809523809" calcext:value-type="float">
            <text:p>0.9595238095</text:p>
          </table:table-cell>
          <table:table-cell table:formula="of:=[.I20]" office:value-type="float" office:value="0.959523809523809" calcext:value-type="float">
            <text:p>0.9595238095</text:p>
          </table:table-cell>
          <table:table-cell table:formula="of:=[.J20]" office:value-type="float" office:value="0.959523809523809" calcext:value-type="float">
            <text:p>0.9595238095</text:p>
          </table:table-cell>
          <table:table-cell table:formula="of:=[.K20]" office:value-type="float" office:value="0.959523809523809" calcext:value-type="float">
            <text:p>0.9595238095</text:p>
          </table:table-cell>
          <table:table-cell table:formula="of:=[.L20]" office:value-type="float" office:value="0.959523809523809" calcext:value-type="float">
            <text:p>0.9595238095</text:p>
          </table:table-cell>
          <table:table-cell table:formula="of:=[.M20]" office:value-type="float" office:value="0.959523809523809" calcext:value-type="float">
            <text:p>0.9595238095</text:p>
          </table:table-cell>
          <table:table-cell table:formula="of:=8/10" office:value-type="float" office:value="0.8" calcext:value-type="float">
            <text:p>0.8</text:p>
          </table:table-cell>
          <table:table-cell table:formula="of:=9/9" office:value-type="float" office:value="1" calcext:value-type="float">
            <text:p>1</text:p>
          </table:table-cell>
          <table:table-cell table:formula="of:=[.P20]" office:value-type="float" office:value="1" calcext:value-type="float">
            <text:p>1</text:p>
          </table:table-cell>
          <table:table-cell table:formula="of:=[.Q2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R20]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N20])*0.2+[.O20]*0.1+[.P20]*0.1+[.Q20]*0.1+[.R20]*0.1+[.S20]*0.1+[.T20]*0.15+AVERAGE([.U20:.AG20])*0.15" office:value-type="float" office:value="0.971904761904762" calcext:value-type="float">
            <text:p>0.9719047619</text:p>
          </table:table-cell>
          <table:table-cell office:value-type="string" calcext:value-type="string">
            <text:p>Van Butselaar (20604706)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1:.H21])" office:value-type="float" office:value="0.261904761904762" calcext:value-type="float">
            <text:p>0.2619047619</text:p>
          </table:table-cell>
          <table:table-cell table:formula="of:=[.I21]" office:value-type="float" office:value="0.261904761904762" calcext:value-type="float">
            <text:p>0.2619047619</text:p>
          </table:table-cell>
          <table:table-cell table:formula="of:=[.J21]" office:value-type="float" office:value="0.261904761904762" calcext:value-type="float">
            <text:p>0.2619047619</text:p>
          </table:table-cell>
          <table:table-cell table:formula="of:=[.K21]" office:value-type="float" office:value="0.261904761904762" calcext:value-type="float">
            <text:p>0.2619047619</text:p>
          </table:table-cell>
          <table:table-cell table:formula="of:=[.L21]" office:value-type="float" office:value="0.261904761904762" calcext:value-type="float">
            <text:p>0.2619047619</text:p>
          </table:table-cell>
          <table:table-cell table:formula="of:=[.M21]" office:value-type="float" office:value="0.261904761904762" calcext:value-type="float">
            <text:p>0.2619047619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[.P21]" office:value-type="float" office:value="0.722222222222222" calcext:value-type="float">
            <text:p>0.7222222222</text:p>
          </table:table-cell>
          <table:table-cell table:formula="of:=[.Q21]" office:value-type="float" office:value="0.722222222222222" calcext:value-type="float">
            <text:p>0.7222222222</text:p>
          </table:table-cell>
          <table:table-cell office:value-type="float" office:value="1" calcext:value-type="float">
            <text:p>1</text:p>
          </table:table-cell>
          <table:table-cell table:formula="of:=[.R21]" office:value-type="float" office:value="0.722222222222222" calcext:value-type="float">
            <text:p>0.7222222222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N21])*0.2+[.O21]*0.1+[.P21]*0.1+[.Q21]*0.1+[.R21]*0.1+[.S21]*0.1+[.T21]*0.15+AVERAGE([.U21:.AG21])*0.15" office:value-type="float" office:value="0.682380952380952" calcext:value-type="float">
            <text:p>0.6823809524</text:p>
          </table:table-cell>
          <table:table-cell office:value-type="string" calcext:value-type="string">
            <text:p>Ordonez (20482967)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AVERAGE([.B22:.H22])" office:value-type="float" office:value="0.490476" calcext:value-type="float">
            <text:p>0.490476</text:p>
          </table:table-cell>
          <table:table-cell table:formula="of:=[.I22]" office:value-type="float" office:value="0.490476" calcext:value-type="float">
            <text:p>0.490476</text:p>
          </table:table-cell>
          <table:table-cell table:formula="of:=[.J22]" office:value-type="float" office:value="0.490476" calcext:value-type="float">
            <text:p>0.490476</text:p>
          </table:table-cell>
          <table:table-cell table:formula="of:=[.K22]" office:value-type="float" office:value="0.490476" calcext:value-type="float">
            <text:p>0.490476</text:p>
          </table:table-cell>
          <table:table-cell table:formula="of:=[.L22]" office:value-type="float" office:value="0.490476" calcext:value-type="float">
            <text:p>0.490476</text:p>
          </table:table-cell>
          <table:table-cell table:formula="of:=[.M22]" office:value-type="float" office:value="0.490476" calcext:value-type="float">
            <text:p>0.490476</text:p>
          </table:table-cell>
          <table:table-cell table:formula="of:=6/10" office:value-type="float" office:value="0.6" calcext:value-type="float">
            <text:p>0.6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[.P22]" office:value-type="float" office:value="0.75" calcext:value-type="float">
            <text:p>0.75</text:p>
          </table:table-cell>
          <table:table-cell table:formula="of:=[.Q22]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[.R22]" office:value-type="float" office:value="0.75" calcext:value-type="float">
            <text:p>0.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N22])*0.2+[.O22]*0.1+[.P22]*0.1+[.Q22]*0.1+[.R22]*0.1+[.S22]*0.1+[.T22]*0.15+AVERAGE([.U22:.AG22])*0.15" office:value-type="float" office:value="0.7455952" calcext:value-type="float">
            <text:p>0.7455952</text:p>
          </table:table-cell>
          <table:table-cell office:value-type="string" calcext:value-type="string">
            <text:p>Hernandez (20541553)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3:.H23])" office:value-type="float" office:value="0.357142857142857" calcext:value-type="float">
            <text:p>0.3571428571</text:p>
          </table:table-cell>
          <table:table-cell table:formula="of:=[.I23]" office:value-type="float" office:value="0.357142857142857" calcext:value-type="float">
            <text:p>0.3571428571</text:p>
          </table:table-cell>
          <table:table-cell table:formula="of:=[.J23]" office:value-type="float" office:value="0.357142857142857" calcext:value-type="float">
            <text:p>0.3571428571</text:p>
          </table:table-cell>
          <table:table-cell table:formula="of:=[.K23]" office:value-type="float" office:value="0.357142857142857" calcext:value-type="float">
            <text:p>0.3571428571</text:p>
          </table:table-cell>
          <table:table-cell table:formula="of:=[.L23]" office:value-type="float" office:value="0.357142857142857" calcext:value-type="float">
            <text:p>0.3571428571</text:p>
          </table:table-cell>
          <table:table-cell table:formula="of:=[.M23]" office:value-type="float" office:value="0.357142857142857" calcext:value-type="float">
            <text:p>0.3571428571</text:p>
          </table:table-cell>
          <table:table-cell table:formula="of:=2/10" office:value-type="float" office:value="0.2" calcext:value-type="float">
            <text:p>0.2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[.P23]" office:value-type="float" office:value="0.638888888888889" calcext:value-type="float">
            <text:p>0.6388888889</text:p>
          </table:table-cell>
          <table:table-cell table:formula="of:=[.Q23]" office:value-type="float" office:value="0.638888888888889" calcext:value-type="float">
            <text:p>0.6388888889</text:p>
          </table:table-cell>
          <table:table-cell office:value-type="float" office:value="1" calcext:value-type="float">
            <text:p>1</text:p>
          </table:table-cell>
          <table:table-cell table:formula="of:=[.R23]" office:value-type="float" office:value="0.638888888888889" calcext:value-type="float">
            <text:p>0.6388888889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N23])*0.2+[.O23]*0.1+[.P23]*0.1+[.Q23]*0.1+[.R23]*0.1+[.S23]*0.1+[.T23]*0.15+AVERAGE([.U23:.AG23])*0.15" office:value-type="float" office:value="0.628928571428571" calcext:value-type="float">
            <text:p>0.6289285714</text:p>
          </table:table-cell>
          <table:table-cell office:value-type="string" calcext:value-type="string">
            <text:p>Tong (20486104)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AVERAGE([.B24:.H24])" office:value-type="float" office:value="0.545333333333333" calcext:value-type="float">
            <text:p>0.5453333333</text:p>
          </table:table-cell>
          <table:table-cell table:formula="of:=[.I24]" office:value-type="float" office:value="0.545333333333333" calcext:value-type="float">
            <text:p>0.5453333333</text:p>
          </table:table-cell>
          <table:table-cell table:formula="of:=[.J24]" office:value-type="float" office:value="0.545333333333333" calcext:value-type="float">
            <text:p>0.5453333333</text:p>
          </table:table-cell>
          <table:table-cell table:formula="of:=[.K24]" office:value-type="float" office:value="0.545333333333333" calcext:value-type="float">
            <text:p>0.5453333333</text:p>
          </table:table-cell>
          <table:table-cell table:formula="of:=[.L24]" office:value-type="float" office:value="0.545333333333333" calcext:value-type="float">
            <text:p>0.5453333333</text:p>
          </table:table-cell>
          <table:table-cell table:formula="of:=[.M24]" office:value-type="float" office:value="0.545333333333333" calcext:value-type="float">
            <text:p>0.5453333333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[.P24]" office:value-type="float" office:value="0.861111111111111" calcext:value-type="float">
            <text:p>0.8611111111</text:p>
          </table:table-cell>
          <table:table-cell table:formula="of:=[.Q24]" office:value-type="float" office:value="0.861111111111111" calcext:value-type="float">
            <text:p>0.8611111111</text:p>
          </table:table-cell>
          <table:table-cell office:value-type="float" office:value="1" calcext:value-type="float">
            <text:p>1</text:p>
          </table:table-cell>
          <table:table-cell table:formula="of:=[.R24]" office:value-type="float" office:value="0.861111111111111" calcext:value-type="float">
            <text:p>0.861111111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N24])*0.2+[.O24]*0.1+[.P24]*0.1+[.Q24]*0.1+[.R24]*0.1+[.S24]*0.1+[.T24]*0.15+AVERAGE([.U24:.AG24])*0.15" office:value-type="float" office:value="0.821566666666667" calcext:value-type="float">
            <text:p>0.8215666667</text:p>
          </table:table-cell>
          <table:table-cell office:value-type="string" calcext:value-type="string">
            <text:p>Moore (20545106)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AVERAGE([.B25:.H25])" office:value-type="float" office:value="0.939285714285714" calcext:value-type="float">
            <text:p>0.9392857143</text:p>
          </table:table-cell>
          <table:table-cell table:formula="of:=[.I25]" office:value-type="float" office:value="0.939285714285714" calcext:value-type="float">
            <text:p>0.9392857143</text:p>
          </table:table-cell>
          <table:table-cell table:formula="of:=[.J25]" office:value-type="float" office:value="0.939285714285714" calcext:value-type="float">
            <text:p>0.9392857143</text:p>
          </table:table-cell>
          <table:table-cell table:formula="of:=[.K25]" office:value-type="float" office:value="0.939285714285714" calcext:value-type="float">
            <text:p>0.9392857143</text:p>
          </table:table-cell>
          <table:table-cell table:formula="of:=[.L25]" office:value-type="float" office:value="0.939285714285714" calcext:value-type="float">
            <text:p>0.9392857143</text:p>
          </table:table-cell>
          <table:table-cell table:formula="of:=[.M25]" office:value-type="float" office:value="0.939285714285714" calcext:value-type="float">
            <text:p>0.9392857143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[.P25]" office:value-type="float" office:value="0.944444444444444" calcext:value-type="float">
            <text:p>0.9444444444</text:p>
          </table:table-cell>
          <table:table-cell table:formula="of:=[.Q25]" office:value-type="float" office:value="0.944444444444444" calcext:value-type="float">
            <text:p>0.9444444444</text:p>
          </table:table-cell>
          <table:table-cell office:value-type="float" office:value="1" calcext:value-type="float">
            <text:p>1</text:p>
          </table:table-cell>
          <table:table-cell table:formula="of:=[.R25]" office:value-type="float" office:value="0.944444444444444" calcext:value-type="float">
            <text:p>0.94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N25])*0.2+[.O25]*0.1+[.P25]*0.1+[.Q25]*0.1+[.R25]*0.1+[.S25]*0.1+[.T25]*0.15+AVERAGE([.U25:.AG25])*0.15" office:value-type="float" office:value="0.952857142857143" calcext:value-type="float">
            <text:p>0.9528571429</text:p>
          </table:table-cell>
          <table:table-cell office:value-type="string" calcext:value-type="string">
            <text:p>Willrich (20519831)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AVERAGE([.B26:.H26])" office:value-type="float" office:value="0.946385714285714" calcext:value-type="float">
            <text:p>0.9463857143</text:p>
          </table:table-cell>
          <table:table-cell table:formula="of:=[.I26]" office:value-type="float" office:value="0.946385714285714" calcext:value-type="float">
            <text:p>0.9463857143</text:p>
          </table:table-cell>
          <table:table-cell table:formula="of:=[.J26]" office:value-type="float" office:value="0.946385714285714" calcext:value-type="float">
            <text:p>0.9463857143</text:p>
          </table:table-cell>
          <table:table-cell table:formula="of:=[.K26]" office:value-type="float" office:value="0.946385714285714" calcext:value-type="float">
            <text:p>0.9463857143</text:p>
          </table:table-cell>
          <table:table-cell table:formula="of:=[.L26]" office:value-type="float" office:value="0.946385714285714" calcext:value-type="float">
            <text:p>0.9463857143</text:p>
          </table:table-cell>
          <table:table-cell table:formula="of:=[.M26]" office:value-type="float" office:value="0.946385714285714" calcext:value-type="float">
            <text:p>0.9463857143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[.P26]" office:value-type="float" office:value="0.944444444444444" calcext:value-type="float">
            <text:p>0.9444444444</text:p>
          </table:table-cell>
          <table:table-cell table:formula="of:=[.Q26]" office:value-type="float" office:value="0.944444444444444" calcext:value-type="float">
            <text:p>0.9444444444</text:p>
          </table:table-cell>
          <table:table-cell office:value-type="float" office:value="1" calcext:value-type="float">
            <text:p>1</text:p>
          </table:table-cell>
          <table:table-cell table:formula="of:=[.R26]" office:value-type="float" office:value="0.944444444444444" calcext:value-type="float">
            <text:p>0.9444444444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N26])*0.2+[.O26]*0.1+[.P26]*0.1+[.Q26]*0.1+[.R26]*0.1+[.S26]*0.1+[.T26]*0.15+AVERAGE([.U26:.AG26])*0.15" office:value-type="float" office:value="0.939277142857143" calcext:value-type="float">
            <text:p>0.9392771429</text:p>
          </table:table-cell>
          <table:table-cell office:value-type="string" calcext:value-type="string">
            <text:p>Mai (2057075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15:47:11.181967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1-21T15:47:38.940165657</dc:date>
    <meta:editing-duration>PT8H43M38S</meta:editing-duration>
    <meta:editing-cycles>85</meta:editing-cycles>
    <meta:generator>LibreOffice/5.1.6.2$Linux_X86_64 LibreOffice_project/10m0$Build-2</meta:generator>
    <meta:document-statistic meta:table-count="1" meta:cell-count="880" meta:object-count="0"/>
  </office:meta>
</office:document-meta>
</file>